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ghlighter.setMaxDocBytesToAnalyze( int byt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ghlighter.getBestFragments( Analyzer analyzer , String text , int maxNumFrag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ragmentQueue.lessThan( Object a , Objec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ghlighter.getFragmentSco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ghlighter.get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ighlighter.setEncoder( Encoder en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ghlighter.getBestTextFragments( TokenStream tokenStream , String text , boolean mergeContiguousFragments , int maxNumFragment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Highlighter.Highlighter( Scorer fragmentSco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ghlighter.setMaxDocCharsToAnalyze( int maxDocCharsToAnaly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ghlighter.getBestFragments( Analyzer analyzer , String fieldName , String text , int maxNumFrag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ghlighter.getBestFragments( TokenStream tokenStream , String text , int maxNumFragm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ighlighter.getBestFragment( TokenStream tokenStream ,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ghlighter.Highlighter( Formatter formatter , Scorer fragmentSco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ghlighter.getMaxDocCharsToAnaly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ghlighter.mergeContiguousFragments( TextFragment [ ] frag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Highlighter.getBestFragment( Analyzer analyzer , String fieldNam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ghlighter.setFragmentScorer( Scorer sco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ghlighter.getTextFrag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ghlighter.setTextFragmenter( Fragmenter fragme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ghlighter.getMaxDocBytesToAnaly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ghlighter.Highlighter( Formatter formatter , Encoder encoder , Scorer fragmentSco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ghlighter.getBestFragments( TokenStream tokenStream , String text , int maxNumFragments , String separ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ragmentQueue.FragmentQueu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